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0.5161in"/>
    </style:style>
    <style:style style:name="co4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9.7717in"/>
    </style:style>
    <style:style style:name="co8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C = complete</text:p>
              <text:p text:style-name="P1">IP = in progress</text:p>
              <text:p text:style-name="P1">NS = not started</text:p>
              <text:p text:style-name="P1">D = dismissed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Front-end app/Web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Front-end app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20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1-04T20:07:40</dc:date>
    <meta:editing-duration>PT01H44M03S</meta:editing-duration>
    <meta:editing-cycles>15</meta:editing-cycles>
    <meta:generator>OpenOffice.org/3.2$Unix OpenOffice.org_project/320m12$Build-9483</meta:generator>
    <dc:creator>Tyler Hayes</dc:creator>
    <meta:document-statistic meta:table-count="3" meta:cell-count="157" meta:object-count="0"/>
    <meta:user-defined meta:name="Info 1"/>
    <meta:user-defined meta:name="Info 2"/>
    <meta:user-defined meta:name="Info 3"/>
    <meta:user-defined meta:name="Info 4"/>
  </office:meta>
</office:document-meta>
</file>